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htmlRule.setBoolean( FactoryConfiguration factory ,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recationRule.begin( String ns , String ln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eateSessionRule.setBoolean( FactoryConfiguration factory ,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Rule.begin( String ns , String ln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opeRule.body( String namespace , String element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ooleanConfigRule.body( String ns , String name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tNextDataRule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ldXmlFactoryConfigurationRuleSet.addRuleInstances( Digester dige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